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207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4.895cm"/>
    </style:style>
    <style:style style:name="co6" style:family="table-column">
      <style:table-column-properties fo:break-before="auto" style:column-width="4.154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1.517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3366ff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olha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table:number-columns-spanned="8" table:number-rows-spanned="1">
            <text:p>eLab experiment documentation - hardware communication and interface components</text:p>
          </table:table-cell>
          <table:covered-table-cell table:number-columns-repeated="4" table:style-name="ce1"/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2" table:number-rows-spanned="1">
            <text:p>Hardware communication</text:p>
          </table:table-cell>
          <table:covered-table-cell/>
          <table:table-cell table:number-columns-repeated="1022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office:annotation draw:style-name="gr1" draw:text-style-name="P1" svg:width="3.387cm" svg:height="1.958cm" svg:x="6.747cm" svg:y="0cm" draw:caption-point-x="6.475cm" draw:caption-point-y="1.92cm">
              <dc:date>1899-12-30T00:00:00</dc:date>
              <text:p text:style-name="P1">RS232, USB, Ethernet --jpereira quarta-feira, 9 de Junho de 2010 17:03:13</text:p>
            </office:annotation>
            <text:p>RS232+JMF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amples Scale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amples Scal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Default Number of Samples</text:p>
          </table:table-cell>
          <table:table-cell table:style-name="ce3" office:value-type="float" office:value="100">
            <office:annotation draw:style-name="gr1" draw:text-style-name="P1" svg:width="3.387cm" svg:height="1.958cm" svg:x="6.747cm" svg:y="0cm" draw:caption-point-x="6.475cm" draw:caption-point-y="3.888cm">
              <dc:date>1899-12-30T00:00:00</dc:date>
              <text:p text:style-name="P1">Number of samples defined by default on the hardware or driver --jpereira quarta-feira, 9 de Junho de 2010 17:07:04</text:p>
            </office:annotation>
            <text:p>1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style-name="ce3" office:value-type="string">
            <text:p>Type</text:p>
          </table:table-cell>
          <table:table-cell table:number-columns-repeated="1019"/>
        </table:table-row>
        <table:table-row table:style-name="ro4">
          <table:table-cell table:style-name="ce3" office:value-type="string">
            <office:annotation draw:style-name="gr1" draw:text-style-name="P1" svg:width="3.387cm" svg:height="1.958cm" svg:x="3.572cm" svg:y="0cm" draw:caption-point-x="3.956cm" draw:caption-point-y="5.856cm">
              <dc:date>1899-12-30T00:00:00</dc:date>
              <text:p text:style-name="P1">Each hardware may have multiple frequency scales available --jpereira quarta-feira, 9 de Junho de 2010 17:06:07</text:p>
            </office:annotation>
            <text:p>Frequency Scale [0]</text:p>
          </table:table-cell>
          <table:table-cell table:number-columns-repeated="2" table:style-name="ce3" office:value-type="float" office:value="11025">
            <text:p>1102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office:annotation draw:style-name="gr1" draw:text-style-name="P1" svg:width="3.387cm" svg:height="1.958cm" svg:x="16.272cm" svg:y="0cm" draw:caption-point-x="11.026cm" draw:caption-point-y="5.856cm">
              <dc:date>1899-12-30T00:00:00</dc:date>
              <text:p text:style-name="P1">TBS=Time Between </text:p>
              <text:p text:style-name="P1">Samples</text:p>
              <text:p text:style-name="P1">Hz=Number of Samples per Second --jpereira quarta-feira, 9 de Junho de 2010 17:04:59</text:p>
            </office:annotation>
            <text:p>Hz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requency Scale [1]</text:p>
          </table:table-cell>
          <table:table-cell table:number-columns-repeated="2" table:style-name="ce3" office:value-type="string">
            <text:p>510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B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requency Scale [2]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TB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table:style-name="ce3" office:value-type="string">
            <text:p>Default Frequency Value</text:p>
          </table:table-cell>
          <table:table-cell table:style-name="ce3" office:value-type="float" office:value="11025">
            <office:annotation draw:style-name="gr1" draw:text-style-name="P1" svg:width="3.387cm" svg:height="1.958cm" svg:x="6.747cm" svg:y="0.482cm" draw:caption-point-x="6.475cm" draw:caption-point-y="8.889cm">
              <dc:date>1899-12-30T00:00:00</dc:date>
              <text:p text:style-name="P1">Default frequency value selected on hardware or driver --jpereira quarta-feira, 9 de Junho de 2010 17:08:02</text:p>
            </office:annotation>
            <text:p>1102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>
            <text:p>Number of samples per packet</text:p>
          </table:table-cell>
          <table:table-cell table:style-name="ce3" office:value-type="float" office:value="2000">
            <office:annotation draw:style-name="gr1" draw:text-style-name="P1" svg:width="3.387cm" svg:height="1.958cm" svg:x="6.747cm" svg:y="1.381cm" draw:caption-point-x="6.475cm" draw:caption-point-y="9.466cm">
              <dc:date>1899-12-30T00:00:00</dc:date>
              <text:p text:style-name="P1">Each driver should define a default number of samples in each transmitted remote samples packet matrix --jpereira quarta-feira, 9 de Junho de 2010 17:08:38</text:p>
            </office:annotation>
            <text:p>20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table:style-name="ce3" office:value-type="string">
            <office:annotation draw:style-name="gr1" draw:text-style-name="P1" svg:width="3.387cm" svg:height="1.958cm" svg:x="6.747cm" svg:y="2.281cm" draw:caption-point-x="6.475cm" draw:caption-point-y="10.534cm">
              <dc:date>1899-12-30T00:00:00</dc:date>
              <text:p text:style-name="P1">An internal meaningfull yet short name for the parameter --jpereira quarta-feira, 9 de Junho de 2010 17:10:07</text:p>
            </office:annotation>
            <text:p>Internal Name</text:p>
          </table:table-cell>
          <table:table-cell table:style-name="ce3" office:value-type="string">
            <office:annotation draw:style-name="gr1" draw:text-style-name="P1" svg:width="3.387cm" svg:height="1.958cm" svg:x="9.922cm" svg:y="2.281cm" draw:caption-point-x="8.994cm" draw:caption-point-y="10.534cm">
              <dc:date>1899-12-30T00:00:00</dc:date>
              <text:p text:style-name="P1">ContinuousValue</text:p>
              <text:p text:style-name="P1">ListOfValues</text:p>
              <text:p text:style-name="P1">OnOffValue</text:p>
              <text:p text:style-name="P1">ByteArrayValue</text:p>
              <text:p text:style-name="P1">--jpereira quarta-feira, 9 de Junho de 2010 17:10:47</text:p>
            </office:annotation>
            <text:p>Type</text:p>
          </table:table-cell>
          <table:table-cell table:style-name="ce3" office:value-type="string">
            <office:annotation draw:style-name="gr1" draw:text-style-name="P1" svg:width="3.387cm" svg:height="1.958cm" svg:x="13.097cm" svg:y="2.281cm" draw:caption-point-x="10.01cm" draw:caption-point-y="10.534cm">
              <dc:date>1899-12-30T00:00:00</dc:date>
              <text:p text:style-name="P1">type=ContinuousValue -&gt; [min,max,step]</text:p>
              <text:p text:style-name="P1">type=ListOfValues -&gt; [option1,option2,option3,option4,optionN]</text:p>
              <text:p text:style-name="P1">type=OnOffValue [trueValue,falseValue]</text:p>
              <text:p text:style-name="P1">type=ByteArrayValue -&gt; additional description on the contents</text:p>
              <text:p text:style-name="P1"/>
              <text:p text:style-name="P1">--jpereira quarta-feira, 9 de Junho de 2010 17:11:44</text:p>
            </office:annotation>
            <text:p>Range Definition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office:annotation draw:style-name="gr1" draw:text-style-name="P1" svg:width="3.387cm" svg:height="1.958cm" svg:x="19.447cm" svg:y="2.281cm" draw:caption-point-x="12.042cm" draw:caption-point-y="10.534cm">
              <dc:date>1899-12-30T00:00:00</dc:date>
              <text:p text:style-name="P1">Slider, Text Input, Combo, Radio Button Group, CheckBox, Other (please describe adittionally) --jpereira quarta-feira, 9 de Junho de 2010 17:13:45</text:p>
            </office:annotation>
            <text:p>UI Presentation Type</text:p>
          </table:table-cell>
          <table:table-cell table:style-name="ce3" office:value-type="string">
            <office:annotation draw:style-name="gr1" draw:text-style-name="P1" svg:width="3.387cm" svg:height="1.958cm" svg:x="22.622cm" svg:y="2.281cm" draw:caption-point-x="12.768cm" draw:caption-point-y="10.534cm">
              <dc:date>1899-12-30T00:00:00</dc:date>
              <text:p text:style-name="P1">Some parameters have both a slider and a Text Input - please define the second input type here --jpereira quarta-feira, 9 de Junho de 2010 17:14:52</text:p>
            </office:annotation>
            <text:p>UI Presentation Type 2</text:p>
          </table:table-cell>
          <table:table-cell table:style-name="ce3" office:value-type="string">
            <office:annotation draw:style-name="gr1" draw:text-style-name="P1" svg:width="3.387cm" svg:height="1.958cm" svg:x="25.797cm" svg:y="2.281cm" draw:caption-point-x="14.47cm" draw:caption-point-y="10.534cm">
              <dc:date>1899-12-30T00:00:00</dc:date>
              <text:p text:style-name="P1">Transfer function (mapping function) viewed from UI to Hardware </text:p>
              <text:p text:style-name="P1">--jpereira quarta-feira, 9 de Junho de 2010 17:20:06</text:p>
            </office:annotation>
            <text:p>Transfer Functio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onfiguration Parameter [0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onfiguration Parameter [1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onfiguration Parameter [2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onfiguration Parameter [3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onfiguration Parameter [4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Interface components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>
            <text:p>Rules for parameters and scales validation</text:p>
          </table:table-cell>
          <table:table-cell table:style-name="ce3" office:value-type="string">
            <office:annotation draw:style-name="gr1" draw:text-style-name="P1" svg:width="3.387cm" svg:height="1.958cm" svg:x="6.747cm" svg:y="6.329cm" draw:caption-point-x="6.475cm" draw:caption-point-y="14.64cm">
              <dc:date>1899-12-30T00:00:00</dc:date>
              <text:p text:style-name="P1">Create a rule stating dependencies between parameters, frequency selecion, number of maximum samples, etc --jpereira quarta-feira, 9 de Junho de 2010 17:15:44</text:p>
            </office:annotation>
            <text:p>Rule text</text:p>
          </table:table-cell>
          <table:table-cell table:style-name="ce3" office:value-type="string">
            <text:p>Rule Fail Message PT/E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Rule [0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Rule [1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Rule [2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4">
          <table:table-cell table:style-name="ce3" office:value-type="string">
            <text:p>Channels</text:p>
          </table:table-cell>
          <table:table-cell table:style-name="ce3" office:value-type="string">
            <office:annotation draw:style-name="gr1" draw:text-style-name="P1" svg:width="3.387cm" svg:height="1.958cm" svg:x="6.747cm" svg:y="8.578cm" draw:caption-point-x="6.475cm" draw:caption-point-y="15.835cm">
              <dc:date>1899-12-30T00:00:00</dc:date>
              <text:p text:style-name="P1">INPUT, OUTPUT (normally, INPUT) --jpereira quarta-feira, 9 de Junho de 2010 17:16:58</text:p>
            </office:annotation>
            <text:p>Direction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ep</text:p>
          </table:table-cell>
          <table:table-cell table:style-name="ce3" office:value-type="string">
            <text:p>Default Error</text:p>
          </table:table-cell>
          <table:table-cell table:style-name="ce3" office:value-type="string">
            <text:p>Physics Unit Name PT/EN</text:p>
          </table:table-cell>
          <table:table-cell table:style-name="ce3" office:value-type="string">
            <text:p>Physics Unit Symbol (SI)</text:p>
          </table:table-cell>
          <table:table-cell table:style-name="ce3" office:value-type="string">
            <office:annotation draw:style-name="gr1" draw:text-style-name="P1" svg:width="3.387cm" svg:height="1.958cm" svg:x="32.147cm" svg:y="8.578cm" draw:caption-point-x="15.421cm" draw:caption-point-y="15.835cm">
              <dc:date>1899-12-30T00:00:00</dc:date>
              <text:p text:style-name="P1">Transfer Function - viewed from Hardware to UI</text:p>
              <text:p text:style-name="P1">--jpereira quarta-feira, 9 de Junho de 2010 17:20:48</text:p>
            </office:annotation>
            <text:p>Transfer Function</text:p>
          </table:table-cell>
          <table:table-cell table:style-name="ce3" office:value-type="string">
            <text:p>UI Label PT/EN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hannel [0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hannel [1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hannel [2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table:style-name="ce3" office:value-type="string">
            <office:annotation draw:style-name="gr1" draw:text-style-name="P1" svg:width="3.387cm" svg:height="1.958cm" svg:x="6.747cm" svg:y="10.826cm" draw:caption-point-x="6.475cm" draw:caption-point-y="16.539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Wireframe or Screensho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Display [0]</text:p>
          </table:table-cell>
          <table:table-cell table:number-columns-repeated="1023"/>
        </table:table-row>
        <table:table-row table:style-name="ro4">
          <table:table-cell/>
          <table:table-cell table:style-name="ce3" office:value-type="string">
            <office:annotation draw:style-name="gr1" draw:text-style-name="P1" svg:width="3.387cm" svg:height="1.958cm" svg:x="6.747cm" svg:y="11.726cm" draw:caption-point-x="6.475cm" draw:caption-point-y="17.151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text:p>X Values</text:p>
          </table:table-cell>
          <table:table-cell table:style-name="ce3" office:value-type="string">
            <text:p>Y Values</text:p>
          </table:table-cell>
          <table:table-cell table:style-name="ce3" office:value-type="string">
            <text:p>Wireframe or Screenshot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isplay [1]</text:p>
          </table:table-cell>
          <table:table-cell table:number-columns-repeated="1023"/>
        </table:table-row>
        <table:table-row table:style-name="ro4">
          <table:table-cell/>
          <table:table-cell table:style-name="ce3" office:value-type="string">
            <office:annotation draw:style-name="gr1" draw:text-style-name="P1" svg:width="3.387cm" svg:height="1.958cm" svg:x="6.747cm" svg:y="12.626cm" draw:caption-point-x="6.475cm" draw:caption-point-y="17.762cm">
              <dc:date>1899-12-30T00:00:00</dc:date>
              <text:p text:style-name="P1">SensorAnimation</text:p>
              <text:p text:style-name="P1">DataTable</text:p>
              <text:p text:style-name="P1">XYScatterGraph</text:p>
              <text:p text:style-name="P1">XYLineGraph</text:p>
              <text:p text:style-name="P1">Histogram</text:p>
              <text:p text:style-name="P1">MultiSeriesXYGraph</text:p>
              <text:p text:style-name="P1">MultiSeriesXYLineGraph</text:p>
              <text:p text:style-name="P1">--jpereira quarta-feira, 9 de Junho de 2010 17:26:20</text:p>
            </office:annotation>
            <text:p>Type</text:p>
          </table:table-cell>
          <table:table-cell table:style-name="ce3" office:value-type="string">
            <text:p>UI Label PT/EN</text:p>
          </table:table-cell>
          <table:table-cell table:style-name="ce3" office:value-type="string">
            <text:p>X Values</text:p>
          </table:table-cell>
          <table:table-cell table:style-name="ce3" office:value-type="string">
            <text:p>Y Values 1</text:p>
          </table:table-cell>
          <table:table-cell table:style-name="ce3" office:value-type="string">
            <text:p>Y Values 2</text:p>
          </table:table-cell>
          <table:table-cell table:style-name="ce3" office:value-type="string">
            <text:p>Y Values 3</text:p>
          </table:table-cell>
          <table:table-cell table:style-name="ce3" office:value-type="string">
            <text:p>Wireframe or Screensho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Display [2]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3" office:value-type="string">
            <text:p>Informational Description Message PT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Informational Description Message 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Experiment Image Logo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URL Resource [0] (Label &gt; URL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URL Resource [1] (Label &gt; URL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Experiment Nam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Experiment Code Alias</text:p>
          </table:table-cell>
          <table:table-cell table:number-columns-repeated="1023"/>
        </table:table-row>
        <table:table-row table:style-name="ro5" table:number-rows-repeated="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5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5-15T15:34:59</dc:date>
    <meta:print-date>1969-12-31T16:00:00</meta:print-date>
    <meta:editing-duration>PT23S</meta:editing-duration>
    <meta:editing-cycles>1</meta:editing-cycles>
    <meta:document-statistic meta:table-count="1" meta:cell-count="99" meta:object-count="0"/>
    <meta:generator>LibreOffice/3.4$Unix LibreOffice_project/340m1$Build-602</meta:generator>
  </office:meta>
</office:document-meta>
</file>